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stroke="none" svg:stroke-color="#000000" draw:fill="none" draw:fill-color="#ffffff" fo:min-height="0.6cm"/>
    </style:style>
    <style:style style:name="gr8" style:family="graphic" style:parent-style-name="standard">
      <style:graphic-properties draw:stroke="none" svg:stroke-color="#000000" draw:fill="none" draw:fill-color="#ffffff" fo:min-height="0.529cm"/>
    </style:style>
    <style:style style:name="P1" style:family="paragraph">
      <style:paragraph-properties fo:text-align="center"/>
    </style:style>
    <style:style style:name="P2" style:family="paragraph">
      <style:text-properties fo:color="#5c8526" fo:font-size="12pt" fo:font-style="italic" style:font-size-asian="12pt" style:font-style-asian="italic" style:font-size-complex="12pt" style:font-style-complex="italic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color="#5c8526" fo:font-size="14pt" style:font-size-asian="14pt" style:font-size-complex="14pt"/>
    </style:style>
    <style:style style:name="T1" style:family="text">
      <style:text-properties fo:color="#5c8526"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4cm" svg:height="0.7cm" svg:x="2.6cm" svg:y="0.3cm">
          <text:p text:style-name="P1">units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0.8cm" svg:height="0.8cm" svg:x="3.4cm" svg:y="1.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8cm" svg:y1="1.5cm" svg:x2="3.8cm" svg:y2="1cm" draw:start-shape="id1" draw:start-glue-point="4" draw:end-shape="id2" draw:end-glue-point="2" svg:d="m3800 1500v-500">
          <text:p/>
        </draw:connector>
        <draw:custom-shape draw:style-name="gr2" draw:text-style-name="P1" draw:id="id3" draw:layer="layout" svg:width="0.8cm" svg:height="0.8cm" svg:x="0.4cm" svg:y="3.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4" draw:layer="layout" svg:width="0.8cm" svg:height="0.8cm" svg:x="3.4cm" svg:y="3.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" draw:layer="layout" svg:width="0.8cm" svg:height="0.8cm" svg:x="6.4cm" svg:y="3.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6" draw:layer="layout" svg:width="0.8cm" svg:height="0.8cm" svg:x="6.4cm" svg:y="4.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3.8cm" svg:y1="2.3cm" svg:x2="0.8cm" svg:y2="3.3cm" draw:start-shape="id1" draw:start-glue-point="8" draw:end-shape="id3" draw:end-glue-point="4" svg:d="m3800 2300-3000 1000">
          <text:p text:style-name="P1"><text:s text:c="2"/></text:p>
        </draw:connector>
        <draw:connector draw:style-name="gr3" draw:text-style-name="P1" draw:layer="layout" draw:type="line" svg:x1="3.8cm" svg:y1="2.3cm" svg:x2="3.8cm" svg:y2="3.8cm" draw:start-shape="id1" draw:start-glue-point="8" draw:end-shape="id4" draw:end-glue-point="4" svg:d="m3800 2300v1500">
          <text:p/>
        </draw:connector>
        <draw:connector draw:style-name="gr3" draw:text-style-name="P1" draw:layer="layout" draw:type="line" svg:x1="3.8cm" svg:y1="2.3cm" svg:x2="6.8cm" svg:y2="3.3cm" draw:start-shape="id1" draw:start-glue-point="8" draw:end-shape="id5" draw:end-glue-point="4" svg:d="m3800 2300 3000 1000">
          <text:p/>
        </draw:connector>
        <draw:connector draw:style-name="gr3" draw:text-style-name="P1" draw:layer="layout" draw:type="line" svg:x1="6.8cm" svg:y1="4.1cm" svg:x2="6.8cm" svg:y2="4.7cm" draw:start-shape="id5" draw:start-glue-point="8" draw:end-shape="id6" draw:end-glue-point="4" svg:d="m6800 4100v600">
          <text:p/>
        </draw:connector>
        <draw:custom-shape draw:style-name="gr2" draw:text-style-name="P1" draw:id="id7" draw:layer="layout" svg:width="0.8cm" svg:height="0.8cm" svg:x="1.9cm" svg:y="5.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8" draw:layer="layout" svg:width="0.8cm" svg:height="0.8cm" svg:x="4.3cm" svg:y="5.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9" draw:layer="layout" svg:width="0.8cm" svg:height="0.8cm" svg:x="4.3cm" svg:y="6.8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8cm" svg:y1="4.6cm" svg:x2="2.3cm" svg:y2="5.5cm" draw:start-shape="id4" draw:start-glue-point="8" draw:end-shape="id7" draw:end-glue-point="4" svg:d="m3800 4600-1500 900">
          <text:p/>
        </draw:connector>
        <draw:connector draw:style-name="gr3" draw:text-style-name="P1" draw:layer="layout" draw:type="line" svg:x1="3.8cm" svg:y1="4.6cm" svg:x2="4.7cm" svg:y2="5.5cm" draw:start-shape="id4" draw:start-glue-point="8" draw:end-shape="id8" draw:end-glue-point="4" svg:d="m3800 4600 900 900">
          <text:p/>
        </draw:connector>
        <draw:connector draw:style-name="gr3" draw:text-style-name="P1" draw:layer="layout" draw:type="line" svg:x1="4.7cm" svg:y1="6.3cm" svg:x2="4.7cm" svg:y2="6.8cm" draw:start-shape="id8" draw:start-glue-point="8" draw:end-shape="id9" draw:end-glue-point="4" svg:d="m4700 6300v500">
          <text:p/>
        </draw:connector>
        <draw:frame draw:style-name="gr6" draw:text-style-name="P2" draw:layer="layout" svg:width="2.1cm" svg:height="0.75cm" draw:transform="rotate (0.318871654339304) translate (1.2cm 2.558cm)">
          <draw:text-box>
            <text:p text:style-name="P2"><text:span text:style-name="T1">name</text:span></text:p>
          </draw:text-box>
        </draw:frame>
        <draw:frame draw:style-name="gr7" draw:text-style-name="P3" draw:id="id10" draw:layer="layout" svg:width="1.8cm" svg:height="0.85cm" svg:x="-0.1cm" svg:y="4.7cm">
          <draw:text-box>
            <text:p text:style-name="P3"><text:span text:style-name="T2">“</text:span><text:span text:style-name="T2">root”</text:span></text:p>
          </draw:text-box>
        </draw:frame>
        <draw:connector draw:style-name="gr3" draw:text-style-name="P1" draw:layer="layout" draw:type="line" svg:x1="0.8cm" svg:y1="4.7cm" svg:x2="0.8cm" svg:y2="4.1cm" draw:start-shape="id10" draw:start-glue-point="0" draw:end-shape="id3" draw:end-glue-point="8" svg:d="m800 4700v-600">
          <text:p/>
        </draw:connector>
        <draw:frame draw:style-name="gr8" draw:text-style-name="P4" draw:layer="layout" svg:width="2.078cm" svg:height="0.779cm" draw:transform="rotate (-0.312064870257714) translate (5.022cm 2.026cm)">
          <draw:text-box>
            <text:p text:style-name="P4"><text:span text:style-name="T1">right</text:span></text:p>
          </draw:text-box>
        </draw:frame>
        <draw:frame draw:style-name="gr7" draw:text-style-name="P2" draw:layer="layout" svg:width="1.1cm" svg:height="0.85cm" svg:x="3.6cm" svg:y="2.8cm">
          <draw:text-box>
            <text:p text:style-name="P2"><text:span text:style-name="T1">left</text:span></text:p>
          </draw:text-box>
        </draw:frame>
        <draw:frame draw:style-name="gr7" draw:text-style-name="P3" draw:id="id11" draw:layer="layout" svg:width="2.6cm" svg:height="0.85cm" svg:x="5.5cm" svg:y="6cm">
          <draw:text-box>
            <text:p text:style-name="P3"><text:span text:style-name="T2">“</text:span><text:span text:style-name="T2">second”</text:span></text:p>
          </draw:text-box>
        </draw:frame>
        <draw:connector draw:style-name="gr3" draw:text-style-name="P1" draw:layer="layout" draw:type="line" svg:x1="6.8cm" svg:y1="6cm" svg:x2="6.8cm" svg:y2="5.5cm" draw:start-shape="id11" draw:start-glue-point="0" draw:end-shape="id6" draw:end-glue-point="8" svg:d="m6800 6000v-500">
          <text:p/>
        </draw:connector>
        <draw:frame draw:style-name="gr7" draw:text-style-name="P2" draw:layer="layout" svg:width="1.6cm" svg:height="0.85cm" svg:x="0.6cm" svg:y="4.05cm">
          <draw:text-box>
            <text:p text:style-name="P2"><text:span text:style-name="T1">name</text:span></text:p>
          </draw:text-box>
        </draw:frame>
        <draw:frame draw:style-name="gr6" draw:text-style-name="P2" draw:layer="layout" svg:width="2.1cm" svg:height="0.75cm" draw:transform="rotate (0.569151869075243) translate (2.127cm 4.968cm)">
          <draw:text-box>
            <text:p text:style-name="P2"><text:span text:style-name="T1">name</text:span></text:p>
          </draw:text-box>
        </draw:frame>
        <draw:frame draw:style-name="gr7" draw:text-style-name="P2" draw:layer="layout" svg:width="1.1cm" svg:height="0.85cm" draw:transform="rotate (-0.782605636595296) translate (4.32cm 4.322cm)">
          <draw:text-box>
            <text:p text:style-name="P2"><text:span text:style-name="T1">left</text:span></text:p>
          </draw:text-box>
        </draw:frame>
        <draw:frame draw:style-name="gr7" draw:text-style-name="P3" draw:id="id13" draw:layer="layout" svg:width="1.8cm" svg:height="0.85cm" svg:x="3.8cm" svg:y="8.05cm">
          <draw:text-box>
            <text:p text:style-name="P3"><text:span text:style-name="T2">“</text:span><text:span text:style-name="T2">last”</text:span></text:p>
          </draw:text-box>
        </draw:frame>
        <draw:frame draw:style-name="gr7" draw:text-style-name="P3" draw:id="id12" draw:layer="layout" svg:width="1.8cm" svg:height="0.85cm" svg:x="1.4cm" svg:y="6.9cm">
          <draw:text-box>
            <text:p text:style-name="P3"><text:span text:style-name="T2">“</text:span><text:span text:style-name="T2">first”</text:span></text:p>
          </draw:text-box>
        </draw:frame>
        <draw:connector draw:style-name="gr3" draw:text-style-name="P1" draw:layer="layout" draw:type="line" svg:x1="2.3cm" svg:y1="6.9cm" svg:x2="2.3cm" svg:y2="6.3cm" draw:start-shape="id12" draw:start-glue-point="0" draw:end-shape="id7" draw:end-glue-point="8" svg:d="m2300 6900v-600">
          <text:p/>
        </draw:connector>
        <draw:connector draw:style-name="gr3" draw:text-style-name="P1" draw:layer="layout" draw:type="line" svg:x1="4.7cm" svg:y1="8.05cm" svg:x2="4.7cm" svg:y2="7.6cm" draw:start-shape="id13" draw:start-glue-point="0" draw:end-shape="id9" draw:end-glue-point="8" svg:d="m4700 8050v-450">
          <text:p/>
        </draw:connector>
        <draw:frame draw:style-name="gr7" draw:text-style-name="P2" draw:layer="layout" svg:width="1.6cm" svg:height="0.85cm" svg:x="3.3cm" svg:y="6.15cm">
          <draw:text-box>
            <text:p text:style-name="P2"><text:span text:style-name="T1">name</text:span></text:p>
          </draw:text-box>
        </draw:frame>
        <draw:frame draw:style-name="gr7" draw:text-style-name="P2" draw:layer="layout" svg:width="1.6cm" svg:height="0.85cm" svg:x="6.6cm" svg:y="4cm">
          <draw:text-box>
            <text:p text:style-name="P2"><text:span text:style-name="T1">n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imitar Asenov</meta:initial-creator>
    <meta:creation-date>2011-03-14T16:59:52</meta:creation-date>
    <dc:date>2011-03-14T17:23:31</dc:date>
    <dc:creator>Dimitar Asenov</dc:creator>
    <meta:editing-duration>PT00H08M29S</meta:editing-duration>
    <meta:editing-cycles>1</meta:editing-cycles>
    <meta:document-statistic meta:object-count="33"/>
    <meta:generator>OpenOffice.org/3.2$Unix OpenOffice.org_project/320m19$Build-9505</meta:generator>
  </office:meta>
</office:document-meta>
</file>